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ro16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2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;[.K72];[.K76])" office:value-type="float" office:value="148700" calcext:value-type="float">
            <text:p>1487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;[.G38];[.G71])" office:value-type="float" office:value="136200" calcext:value-type="float">
            <text:p>1362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12500" calcext:value-type="float">
            <text:p>125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3200" calcext:value-type="float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  <table:table-cell office:value-type="float" office:value="7700" calcext:value-type="float">
            <text:p>7700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/>
          <table:table-cell office:value-type="float" office:value="9900" calcext:value-type="float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  <table:table-cell table:style-name="ce16" office:value-type="float" office:value="7700" calcext:value-type="float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 office:value-type="float" office:value="4500" calcext:value-type="float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93300" calcext:value-type="float">
            <text:p>93300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2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887.41310541311" calcext:value-type="float">
            <text:p>1887.413105413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03.41310541311" calcext:value-type="float">
            <text:p>1503.4131054131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Sergey</text:p>
          </table:table-cell>
          <table:table-cell table:number-columns-repeated="5"/>
          <table:table-cell table:formula="of:=SUM([.B100:.F100])" office:value-type="float" office:value="1887.41310541311" calcext:value-type="float">
            <text:p>1887.4131054131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Sergey</text:p>
          </table:table-cell>
          <table:table-cell/>
          <table:table-cell table:formula="of:=SUM([.B100];[.E100])" office:value-type="float" office:value="731.259259259259" calcext:value-type="float">
            <text:p>731.259259259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5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491.25925925926" calcext:value-type="float">
            <text:p>1491.2592592593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15.41310541311" calcext:value-type="float">
            <text:p>1515.4131054131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887.41310541311" calcext:value-type="float">
            <text:p>1887.413105413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 calcext:value-type="float">
            <text:p>1511.4131054131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 calcext:value-type="float">
            <text:p>359.259259259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 calcext:value-type="float">
            <text:p>1152.153846153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 calcext:value-type="float">
            <text:p>772.153846153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 calcext:value-type="float">
            <text:p>1515.4131054131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 calcext:value-type="float">
            <text:p>1887.4131054131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 calcext:value-type="float">
            <text:p>372</text:p>
          </table:table-cell>
          <table:table-cell table:formula="of:=[.C71]/25" office:value-type="float" office:value="376" calcext:value-type="float">
            <text:p>376</text:p>
          </table:table-cell>
          <table:table-cell table:formula="of:=[.D71]/26" office:value-type="float" office:value="396.153846153846" calcext:value-type="float">
            <text:p>396.1538461538</text:p>
          </table:table-cell>
          <table:table-cell table:formula="of:=[.E71]/27" office:value-type="float" office:value="359.259259259259" calcext:value-type="float">
            <text:p>359.2592592593</text:p>
          </table:table-cell>
          <table:table-cell table:style-name="ce16" table:formula="of:=[.F71]/25" office:value-type="float" office:value="384" calcext:value-type="float">
            <text:p>384</text:p>
          </table:table-cell>
          <table:table-cell/>
          <table:table-cell table:formula="of:=SUM([.B100:.F100])" office:value-type="float" office:value="1887.41310541311" calcext:value-type="float">
            <text:p>1887.4131054131</text:p>
          </table:table-cell>
          <table:table-cell table:style-name="Default" office:value-type="string" calcext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3"/>
        </table:table-row>
        <table:table-row table:style-name="ro16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0/06/2016</text:p>
          </table:table-cell>
          <table:table-cell table:number-columns-repeated="5"/>
          <table:table-cell table:style-name="ce15" table:formula="of:=SUM([.B103:.F10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B132:.E13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Sergey</text:p>
          </table:table-cell>
          <table:table-cell table:number-columns-repeated="5"/>
          <table:table-cell table:formula="of:=SUM([.B132:.F13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+Sergey</text:p>
          </table:table-cell>
          <table:table-cell/>
          <table:table-cell table:formula="of:=SUM([.B132];[.E132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32];[.C132];[.E132];[.F13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table:style-name="ce16"/>
          <table:table-cell table:number-columns-repeated="5"/>
          <table:table-cell table:formula="of:=SUM([.C132:.F13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6"/>
          <table:table-cell table:number-columns-repeated="4"/>
          <table:table-cell table:formula="of:=SUM([.B132:.F13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];[.D132];[.E132];[.F132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E132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];[.D132];[.F13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132];[.D132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132:.F13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3">
          <table:table-cell/>
          <table:table-cell table:formula="of:=[.B103]/25" office:value-type="float" office:value="0" calcext:value-type="float">
            <text:p>0</text:p>
          </table:table-cell>
          <table:table-cell table:formula="of:=[.C103]/25" office:value-type="float" office:value="0" calcext:value-type="float">
            <text:p>0</text:p>
          </table:table-cell>
          <table:table-cell table:formula="of:=[.D103]/26" office:value-type="float" office:value="0" calcext:value-type="float">
            <text:p>0</text:p>
          </table:table-cell>
          <table:table-cell table:formula="of:=[.E103]/27" office:value-type="float" office:value="0" calcext:value-type="float">
            <text:p>0</text:p>
          </table:table-cell>
          <table:table-cell table:style-name="ce16" table:formula="of:=[.F103]/25" office:value-type="float" office:value="0" calcext:value-type="float">
            <text:p>0</text:p>
          </table:table-cell>
          <table:table-cell/>
          <table:table-cell table:formula="of:=SUM([.B132:.F132])" office:value-type="float" office:value="0" calcext:value-type="float">
            <text:p>0</text:p>
          </table:table-cell>
          <table:table-cell table:style-name="Default" office:value-type="string" calcext:value-type="string">
            <text:p>Sergey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104:.H132])" office:value-type="float" office:value="0" calcext:value-type="float">
            <text:p>0</text:p>
          </table:table-cell>
          <table:table-cell table:style-name="ce2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21:34:10.451958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9T21:38:05.014850135</dc:date>
    <meta:editing-duration>P7DT20H26M8S</meta:editing-duration>
    <meta:editing-cycles>2645</meta:editing-cycles>
    <meta:generator>LibreOffice/4.2.6.3$Linux_X86_64 LibreOffice_project/420m0$Build-3</meta:generator>
    <meta:document-statistic meta:table-count="15" meta:cell-count="6688" meta:object-count="0"/>
  </office:meta>
</office:document-meta>
</file>